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275cm" draw:marker-end-width="0.275cm" draw:fill-color="#666666" draw:textarea-horizontal-align="center" draw:textarea-vertical-align="middle" draw:auto-grow-height="false" fo:min-height="0.034cm" fo:min-width="0cm" fo:padding-top="0.15cm" fo:padding-bottom="0.15cm" fo:padding-left="0.275cm" fo:padding-right="0.275cm" fo:wrap-option="wrap" draw:shadow="hidden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027cm" fo:min-width="0cm" draw:shadow="hidden"/>
    </style:style>
    <style:style style:name="P1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9.847cm" svg:height="7.525cm" svg:x="0.234cm" svg:y="2.513cm" svg:viewBox="0 0 9848 7526" svg:d="M8761 859c102-112 301-102 441 25-97-20-215-18-314 91-96 106-90 221-61 313 147 193 221 427 223 661 3 315-122 632-371 853-104 91-167 158-168 231 0 81 79 170 269 308 8 6 11 14 11 22-5 60-243 158-599 120-434-36-590-130-589-260 2-147 203-339 437-545 174-154 352-494 348-753-2-89-24-168-76-227-45-51-708-192-602-432 269 182 352 160 408 75-213-308-435-442-444-611 558 378 354 411 722 298 105-27 179 58 367 191-80-120-85-268-2-360zM4993 1091l77-77v-104l112-1 76-73 80 74h108l1 107 77 74-78 76v104l-112 1-76 74-80-75h-108l-1-107zM4217 3486c-176-70-274-243-218-384 37-94 133-151 244-160 521-615 248-789 615-902-55 295-81 518-77 688 134-33 274-119 442-428 108-28-464 725-263 865 396 448 614 773 161 1175-221 194-258 278 101 539 39 31-32 89-179 124-103 24-244 36-410 18-921-76-593-416-152-805 233-207 248-497 45-728-40-45-246-197-283-443-34 28-63 67-84 120-54 137-4 244 58 321zM876 437c-133-63-243-21-325 35 82-170 263-256 400-190 114 55 165 199 131 344 8-9 21-21 40-38 309-62 382-269 538-588 129 118 4 485-124 768 282-112 294 87 519-201-74 273-522 571-567 622-199 226 30 751 258 967 5 4 9 8 13 12 78 69 153 136 217 201 302 301 391 542-368 605-308 33-528-37-584-95-19-18-21-35-5-48 310-225 325-319 181-465-22-23-49-47-79-73-18-16-35-32-51-49-405-409-431-1092-51-1523 15-17 24-29 29-38-11-91-52-189-172-246zM8625 3521l71-29-15 9-28 13-33 12-39 11-23 5zM7461 5405l363 203-580 137zM7079 5289l203 66-273 136zM9368 5342l364-17-98 296zM8432 5760l585-172-27 437zM9195 5632l204 66-273 136zM9309 3580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9318 3593v-1zM5025 5022l71-29-15 9-28 13-33 12-39 11-23 5zM3861 6906l363 203-580 137zM3479 6790l203 66-273 136zM5768 6843l364-17-98 296zM4832 7261l585-172-27 437zM5595 7133l204 66-273 136zM5709 5081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5718 5094v-1zM1825 3023l71-29-15 9-28 13-33 12-39 11-23 5zM661 4907l363 203-580 137zM279 4791l203 66-273 136zM2568 4844l364-17-98 296zM1632 5262l585-172-27 437zM2395 5134l204 66-273 136zM2509 3082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2518 3095v-1z">
          <text:p/>
        </draw:path>
        <draw:polygon draw:style-name="gr2" draw:text-style-name="P1" draw:layer="layout" svg:width="0.53cm" svg:height="0.509cm" svg:x="5.261cm" svg:y="0.3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7.162cm" svg:y="0.7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3.562cm" svg:y="1.4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2.064cm" svg:y="0.5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2.464cm" svg:y="1.8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5.662cm" svg:y="2.024cm" svg:viewBox="0 0 531 510" draw:points="0,255 76,328 77,435 185,435 265,510 341,436 453,435 453,331 531,255 454,181 453,74 345,74 265,0 189,73 77,74 77,178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10-17T14:49:23.442650736</dc:date>
    <meta:editing-duration>PT1H19M13S</meta:editing-duration>
    <meta:editing-cycles>16</meta:editing-cycles>
    <meta:generator>LibreOffice/6.4.7.2$Linux_X86_64 LibreOffice_project/40$Build-2</meta:generator>
    <meta:document-statistic meta:object-count="7"/>
  </office:meta>
</office:document-meta>
</file>